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harisSIL" svg:font-family="CharisSI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type="double" style:text-underline-width="auto" style:text-und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OWL files affected:</text:p>
      <text:p text:style-name="Standard">#<text:tab/>phonetics.owl</text:p>
      <text:p text:style-name="Standard"/>
      <text:p text:style-name="Standard"># refs: </text:p>
      <text:p text:style-name="Standard"># Crystal, David. 1980, 1985, 1991. A Dictionary of Linguistics and Phonetics. Blackwell Publishers.</text:p>
      <text:p text:style-name="Standard"># Trask, R. L. 1996. A Dictionary of Phonetics and Phonology. Routledge. New York.</text:p>
      <text:p text:style-name="Standard"/>
      <text:p text:style-name="Standard"># begin defs:</text:p>
      <text:p text:style-name="Standard"/>
      <text:p text:style-name="Standard">Acoustic Feature</text:p>
      <text:p text:style-name="Standard"/>
      <text:p text:style-name="Standard">acoustic feature – n. A distinctive feature which is related primarily to an acoustic characteristic of a segment, rater than to an articulatory characteristic. The earliest work in distinctive features by Jakobson and his colleagues, such as Jakobson et al. (1952) and Jakobson and Halle (1956), emphasized acoustic features lke compact, grave, flat, voiced, and strident. With the publication of SPE in 1968, acoustic features mostly gave way to the articulatory features of that work, through strident and grave, and perhaps also flat, have continued to find some use. See Jakobson-Halle feature system. (Trask 1996: 7)</text:p>
      <text:p text:style-name="Standard"/>
      <text:p text:style-name="Standard"/>
      <text:p text:style-name="Standard">Acoustic feature/cue </text:p>
      <text:p text:style-name="Standard"/>
      <text:p text:style-name="Standard">acoustic feature/cue <text:s/>- A characteristic of a speech sound when analyze in physical terms, e.g. FUNDAMENTAL frequency, amplitude, harmonic structure. Such analyses are provided by ACOUSTIC PHONETICS, and it is possible to make acoustic classifications of speech sounds based upon features, as when one classifies VOWELS in terms of their FOMANT structure. The acoustic properties of a sound which aid its identification in speech are known as \textbf{acoustic cues}. In the DISTINCTIVE FEATURE theory of PHONOLOGY of JAKOBSON and Halle, acoustic features are the primary means of defining the BINARY oppositions that constitute the phonological SYSTEM if a language. See Ladefoged 1982: Ch. 8; Catford 1977: Ch. 4. (Crystal 1991: 5)</text:p>
      <text:p text:style-name="Standard"/>
      <text:p text:style-name="Standard"/>
      <text:p text:style-name="Standard">Pulmonic </text:p>
      <text:p text:style-name="Standard"/>
      <text:p text:style-name="Standard">pulmonic - In phonetics the usual adjective to describe activity associated with the lungs. The pulmonic airstream mechanism, for example, refers to the use of the lungs to initiate an airflow for speech production. Most human speech involves pulmonic sounds. See Gimson 1989: Ch. 2; Catford 1977: Ch. 5. (Crystal 1991: 285)</text:p>
      <text:p text:style-name="Standard"/>
      <text:p text:style-name="Standard"/>
      <text:p text:style-name="Standard">Velar</text:p>
      <text:p text:style-name="Standard"/>
      <text:p text:style-name="Standard">velar (-ic, isation, ise) A term used in the phonetic classification of consonant sounds on the basis of their place of articulation: it refers to a sound made by the back of the tongue against the soft palate, or velum (the 'veil' of the palate). Examples in English [k] and [g], and the -ng- sound[ŋ] as in textit{sing}. Velar fricative sounds are found in German and Greek, for example, and are transcribed [x] and [Y***] for the voiceless and voiced types respectively. If the velum is raised to shut off the nasal tract, a 'velic closure' has been made.</text:p>
      <text:p text:style-name="Standard"/>
      <text:p text:style-name="Standard">Velar sounds are different from velaric sounds. The term 'velaric' refers to a quite different mode of speech production: instead of using an airstream mechanism involving the lungs, velaric sounds use air generated by a closure in velar position. The back of the tongue is raised against the velum, and articulations are made further forward by the lips or front parts of the tongue. These sounds are usually called clicks, and have distinctive role in some languages, such as Zulu. In English, they may be heard in the 'tut tut' sounds, and a few other contexts. (Crystal 1991: 371)</text:p>
      <text:p text:style-name="Standard"/>
      <text:p text:style-name="Standard"/>
      <text:p text:style-name="Standard">Laryngeal</text:p>
      <text:p text:style-name="Standard"/>
      <text:p text:style-name="Standard">laryngeal - 1. adj. Pertaining to the larynx. 2. adj. (of a segment) Articulated with the primary occlusion located in the larynx. 3. n. A segment so articulated. Apart from segments which are more narrowly described as glottal, laryngeal articulations are highly unusual, but see Catford (1977: 163-164) for a survey. 4. adj. In some versions of feature geometry, a superordinate class node dominating all other features relating to glottal activity. Sagey (1986). 5. n. In Indo-European studies, one of several hypothetical consonants which are reconstructed for Proto-Indo-European but which apparently disappeared in all daughter languges except Hittite, though not without affecting the quality and/or quantity of adjacent vowels. (Trask 1996: 196)</text:p>
      <text:p text:style-name="Standard"/>
      <text:p text:style-name="Standard"/>
      <text:p text:style-name="Standard"/>
      <text:p text:style-name="Standard">Apical</text:p>
      <text:p text:style-name="Standard"/>
      <text:p text:style-name="Standard">apical - 1. adj. Pertaining to the top (apex) of the tongue. 2. adj. (of an articulation) Articulated with the tip of the tongue, as in an apico-alveolar segment. 3. n. A segment so articulated. In the IPA, an apical articulation may be explicitly represented by the use of the diacritic [ ̺] below the symbol for an alveolar consonant: [t̺ s̺]. 4. adj. A binary distinctive feature used in some recent work, chiefly for distinguishing apical segments ([+apical]) from laminal segments ([-apical]), and largely replacing for this purpose the feature distributed used in the SPE feature system. 5. adj. In the Williamson feature system, one of the three possible values of the feature apicality. (Trask 1996: 28)</text:p>
      <text:p text:style-name="Standard"/>
      <text:p text:style-name="Standard">Approximant</text:p>
      <text:p text:style-name="Standard"/>
      <text:p text:style-name="Standard">approximant - n. 1. (also frictionless continuant) A segment, usually a consonant (either ense), articulated with a constriction which is typically greater than that required for a vowel but not radical enough to produce turbulent air flow and hence friction noise, at least when voiced, though a voiceless approximant may involve some friction, and necessarily does so in some definitions. Examples [w j ʋ ɹ]. Ladefoged (1964, 1971), Abercrombie (1967) Catford (1977) and Laver (1994) offer a range of non-equivalent definitions of the term. Ladefoged's includes lateral resonants (or lateral approximants) like /l/, excluded by some others, and also includes all vowels, a usage which is elsewhere unknown and which in more rcent works he has abandoned (Ladefoged equivocates over [h]); Catford's includes high vowels like [i] and [u], not usually regarded as approximants by other analysts, and also voiceless high-vowel realizations of [h], but excludes non-high vowels and non-high versions of [h]; Lavier, uniquely, includes the specification 'non-syllabic' in his definition, thereby including [h] but excluding ordinary vowels. See Laver (1994: 297-306). Ladefoged (1964). 2. In the Ladefoged feature system, one of the three possible calues of the feature stop. 3. In the Williamson feature system, one of the five possible valueso f the feature stricture. 4. (app) A distinctive feature proposed by Clements (1992), by which obstruents and nasals are [-app] while all other segments are [+app]. (Trask 1996: 30)</text:p>
      <text:p text:style-name="Standard"/>
      <text:p text:style-name="Standard"/>
      <text:p text:style-name="Standard"/>
      <text:p text:style-name="Standard">Aspirated</text:p>
      <text:p text:style-name="Standard"/>
      <text:p text:style-name="Standard">aspirated - adj. 1. (of an obstruent) Immediately followed by a delay in the onset of voicing; equivalently, followed by a period of voiceless breathing. In the IPA, an aspirated segment is represented by the use of the diacritic [ʰ]: hence [pʰ] represents an aspirated voiceless bilabial plosive. Abstr. n. aspiration. See also pre-aspiration. Ant. unaspirated. 2. (asp) A distinctive feature used in some systems for distinguishing aspirated sounds ([+asp]) from unaspirated ones ([-asp]). This feature is not used in the SPE feature system, in which aspiration is largely handled with the feature heightened subglottal pressure. 3. In the Ladefoged feature system, one of the three possible cales of the feature aspiration. (Trask 1996: 35)</text:p>
      <text:p text:style-name="Standard"/>
      <text:p text:style-name="Standard">Back</text:p>
      <text:p text:style-name="Standard"/>
      <text:p text:style-name="Standard">back - 1. adj. (of a vowel) Articulated with the highest point of the gongue at the back of the mouth, as with [u] or [o]. Ant. front. 2. adj. In the SPE feature system, a distinctive feature defined as 'produced' with the body of the tongue retracted from the neutral position'. Back vowels and the glide [w] are [+back], as are velar, velarized, uvular, uvularized, pharyngeal and pharyngealized consonants; other segments are [-back]. 3. adj. In the Ladefoged feature system, a binary acoustic distinctive feature defined 'in terms of the inverse of the difference between the frequencies of the formants two and one' and invoked to distinguish front and back vowels. 4. In the Lindau feature system, a distinctive feature invoked to treat distinctions of backness, with the three possible values front, central and back. 5. n. See dorsum. Abstr. n. (senses 1-4) backness. (Trask 1996: 46)</text:p>
      <text:p text:style-name="Standard"/>
      <text:p text:style-name="Standard">Breathy Voice</text:p>
      <text:p text:style-name="Standard"/>
      <text:p text:style-name="Standard">breathy voice - n. 1. A phonation type produced with very low muscular tension in the larynx; the vocal folds vibrate but do not meet completely, and the rate of air flow is therefore high, producing a 'breathy' or 'sighing' voice quality. Breathy voice is not known to be used contrastive in the any language, but is characteristic of some individuals on some or all occasions. 2. A very common, but erroneous, synonym for whispery voice. (Trask 1996: 59)</text:p>
      <text:p text:style-name="Standard"/>
      <text:p text:style-name="Standard">Central</text:p>
      <text:p text:style-name="Standard"/>
      <text:p text:style-name="Standard">central - adj. 1. (of vowels) Articulated with the highest point of the tongue in neither the front third nor the back third of the oral cavity; in other words, neither front nor back. Among the central vowels are [ɨ], [ə] and [ɜ]. 2. n the Williamson feature system, one of the eleven possible values of the feature articulatory place, identified with central vowels. 3. (of consonants) A synonym for media, best avoided because of the possible confusion with sense 1. (Trask 1996: 67-68)</text:p>
      <text:p text:style-name="Standard"/>
      <text:p text:style-name="Standard">Click</text:p>
      <text:p text:style-name="Standard"/>
      <text:p text:style-name="Standard">click - n. 1. A stop consonant produced with a velaric ingressive airstream, such as [!] or [ǂ]. Clicks occur as segments only in certain languages of southern Africa, but may occur paralinguistically elsewhere, as in the English use of [!] ('tsk tsk') to express pity of of [ǁ] to make a horse go. See Laver (1994: 174-17, 239) for a summary. In 1989 the IPA replaced its earlier symbols for clicks with those traditionally used by specialists in click languages. Cf. reverse click. 2. In the SPE feature system, an ill-defined feature invoked to distinguish click consonants [+click] from all others [-click]. 3. In the Ladefoged and Williamson feature systems, one of the possible values of the distinctive feature velaric suction (or velaric). (Trask 1996: 74)</text:p>
      <text:p text:style-name="Standard"/>
      <text:p text:style-name="Standard">Close</text:p>
      <text:p text:style-name="Standard"/>
      <text:p text:style-name="Standard">close – adj. (of vowels) An older synonym for high (sense 1), still preferred by some, and officially recommended by the IPA at its Kiel Convention in 1989. Ant. open. (Trask 1996: 75)</text:p>
      <text:p text:style-name="Standard"/>
      <text:p text:style-name="Standard">Closed???</text:p>
      <text:p text:style-name="Standard"/>
      <text:p text:style-name="Standard">Compressed</text:p>
      <text:p text:style-name="Standard"/>
      <text:p text:style-name="Standard">compressed - adj. In the Lindau feature system, a distinctive feature invoked to treat distinctions of vertical lip-compression (as in Swedish), with the possible values compressed and non-compressed. (Trask 1996: 84-85)</text:p>
      <text:p text:style-name="Standard"/>
      <text:p text:style-name="Standard">Creaky Voice</text:p>
      <text:p text:style-name="Standard"/>
      <text:p text:style-name="Standard">creaky voice - n. (also laryngealization, voiced creak) A compound phonation type in which one part of the glottis produces creak while another part of it produces ordinary voicing the precise mechanism of this is not well understood, and it may well differ from speaker to speaker. The IPA represents creaky voice with a tilde placed below the symbol for the corresponding segment with ordinary voicing. In many languages creaky voice is phonologically contrastive: Hausa, for example, has creaky-voiced (/b̰ d̰ j̰/ contrasting with voiced /b d j/. See Laver (1994: 195-197). Creaky voice can occur in English in the same circumstances as pure creak; see the remarks under that entry. (Trask 1996: 97)</text:p>
      <text:p text:style-name="Standard"/>
      <text:p text:style-name="Standard">Dental</text:p>
      <text:p text:style-name="Standard"/>
      <text:p text:style-name="Standard">dental - 1. adj. Pertaining to the teeth. 2. adj. (of an articulation) Articulated with the primary occlusion involving the teeth. 3. n. A segment so articulated, such as English. (Trask 1996: 105-106)</text:p>
      <text:p text:style-name="Standard"/>
      <text:p text:style-name="Standard">Fricative</text:p>
      <text:p text:style-name="Standard"/>
      <text:p text:style-name="Standard">fricative - n. or adj. 1. (also spirant) A segment whose articulation involves a radical constriction in the vocal tract short of a complete closure but sufficient to produce friction noise as the airstream flows through the constricted opening. Fricatives may be voiced or voiceless; examples include [f v s z]. Since small differences in articulatory posture can produce large differences in the auditor quality of the segment, the number of distinguishable fricative is quite large, and the IPA provides more distinct symbols for fricatives than for any other manner of consonants. Fricative are sometimes classified, both phonetically and phonologically, into two groups differing in 'nosiness' by means of such features as [± strident] or [±sibilant]. The most widely occurring fricative in the world's languages is [s], and most languages have one or more fricatives in their phoneme inventory, though some, like Hawaiian and the majority of Australian languages, have none. The combination of a fricative articulation with other independent articulatory gestures allows such segments as a lateral fricative or a fricative trill. See Laver (1994: ch. 9) for a summary. 2. In the Ladefoged feature system, one of the three possible values of the feature stop. 3. In the Williamson feature system, one of the five possible values of the feature stricture. 4. (fric) A binary distinctive feature proposed by Ladefoged (1971), distinguishing affricates and fricatives ([+fric]) from all other segments ([-fric]). (Trask 1996: 156)</text:p>
      <text:p text:style-name="Standard"/>
      <text:p text:style-name="Standard">Front</text:p>
      <text:p text:style-name="Standard"/>
      <text:p text:style-name="Standard">front - 1. adj. (of vowels) Articulated with the highest point of the tongue towards the front of the mouth, below the palate, as in [i], [e], [a], and [y]. Ant. back (sense 1). 2. adj. A distinctive feature occasionally invoked, in addition to the established feature back (sense 2), for treating languages in which central vowels contrast with both back and front vowels. In such an analysis, front vowels are [+front, -back]. 3. n. (also anterodorsum) That part of the upper surface of the tongue lying more or less directly below the palate, usually defined so as to exclude the tip and the blade (Catford and Ladefoged), but sometimes defined so as to include them (Laver). (Trask 1996: 152)</text:p>
      <text:p text:style-name="Standard"/>
      <text:p text:style-name="Standard"/>
      <text:p text:style-name="Standard">High</text:p>
      <text:p text:style-name="Standard"/>
      <text:p text:style-name="Standard">high - adj. 1. (also close) (of a vowel) Articulated with the tongue occupying a more-or-less maximally high position in the moth, as for [i] and [u]. Cf. high-mid. 2. In th SPE feature system, a distinctive feature defined as 'produced by raising the body of the tongue above the ... neutral position;. High vowels and palatal, palatoalveolar and velar consonants are [+high]; other segments are [-high]. The combination of this with the feature low permits only three vowel heights to be defined, since the combination [+high, +low] is forbidden. 3. A somewhat different feature defined so that all vowels in the top half of the vowel space are [+high] while all those in the bottom half are [-high]. The combination of this with the feature mid permits four vowel heights to be defined. Wang (1968). 4. In the Lindau feature system, a distinctive feature invoked to treat distinction of vowel height, with the four possible values high, upper-mid, lower-mid and low. (Trask 1996: 171)</text:p>
      <text:p text:style-name="Standard"/>
      <text:p text:style-name="Standard">Laminal</text:p>
      <text:p text:style-name="Standard"/>
      <text:p text:style-name="Standard">laminal - 1. adj. Pertaining to the blade of <text:s/>the tongue. 2. adj. (of a segment) Articulated with the blade of the tongue forming the primary stricture. 3. n. A segment so articulated, such as English [t] and [n] for most speakers. In the IPA, a laminal articulation may be explicitly represented by the use of the diacritic [ ̻] below the symbol for a dental/alveolar segment: [t ̻], [d ̻]. 4. adj. In the Williamson feature system, one of the three possible values of the feature apicality. (Trask 1996: 196)</text:p>
      <text:p text:style-name="Standard"/>
      <text:p text:style-name="Standard">Low</text:p>
      <text:p text:style-name="Standard"/>
      <text:p text:style-name="Standard">low - adj. 1. (of a vowel) Articulated with the highest point of the tongue more or less maximally distant from the root of the mouth, such as [a]. 2. In the SPE feature system, a distinctive feature defined as 'articulated with the body of the tongue below the neutral position'. Low vowels and pharyngeal consonants are [+low]; other segments are [-low]. (Trask 1996: 212)</text:p>
      <text:p text:style-name="Standard"/>
      <text:p text:style-name="Standard">Mid</text:p>
      <text:p text:style-name="Standard"/>
      <text:p text:style-name="Standard">mid - adj. 1. (of a vowel) Neither high nor low. Mid vowels are conventionally divided into high-mid and low-mid. 2. A distinctive feature introduced to permit four vowel heights to be defined with only two binary features: [+high, -mid], [+high, +mid], [-high, +mid], [-high, -mid]. This feature is a diacritic feature in sense 3, and, though widely used, it has unpalatable consequences for defining natural classes. Wang (1968). (Trask 1996: 223)</text:p>
      <text:p text:style-name="Standard"/>
      <text:p text:style-name="Standard">Modal Voice</text:p>
      <text:p text:style-name="Standard"/>
      <text:p text:style-name="Standard">modal Voice - n. (also modal register) The most familiar type of voicing, in which the full glottis functions as a single unit, the vocal folds vibrate regularly with complete closure on each vibration, and there is no friction noise. Hollien (1974). (Trask 1996: 225)</text:p>
      <text:p text:style-name="Standard"/>
      <text:p text:style-name="Standard">Postalveolar</text:p>
      <text:p text:style-name="Standard"/>
      <text:p text:style-name="Standard">postalveolar - 1. adj. Pertaining to the region just behind the alveolar ridge. 2. adj. (of a segment) Articulated with the primary construction occurring just behind the alveolar ridge. 3. n. A segment so articulated, such as the post-alveolar approximant used for English /r/ by most speakers in England. 4. adj. See palatal-alveolar. Note: The IPA now recommends postalveolar in place of the traditional term palato-alveolar. (Trask 1996: 284)</text:p>
      <text:p text:style-name="Standard"/>
      <text:p text:style-name="Standard"/>
      <text:p text:style-name="Standard">Pulmonic</text:p>
      <text:p text:style-name="Standard"/>
      <text:p text:style-name="Standard">pulmonic - adj. 1. Pertaining to the action of the lungs in speech production. 2. (of a segment) Articulated with a pulmonic airstream mechanism. 3. In the Ladefoged and Williamson feature systems, one of the three possible values for the feature glottalic (Ladefoged) or larynx movement (Williamson). (Trask 1996:297)</text:p>
      <text:p text:style-name="Standard"/>
      <text:p text:style-name="Standard"/>
      <text:p text:style-name="Standard">Retracted</text:p>
      <text:p text:style-name="Standard"/>
      <text:p text:style-name="Standard">retracted - adj. (of a segment) Articulated at a position slightly further back than another, similar segment taken as a reference point. In the IPA, a retracted segment is marked by an underbar: thus [ɑ̠] represents a retracted variety of a [a]/ 2/ (of the tongue) Puled back so as to narrow the pharynx. Abstr. n. retraction. (Trask 1996: 308)</text:p>
      <text:p text:style-name="Standard"/>
      <text:p text:style-name="Standard"/>
      <text:p text:style-name="Standard">Stop</text:p>
      <text:p text:style-name="Standard"/>
      <text:p text:style-name="Standard">stop - n. [rare] An older synonym for plosive. 2. A general label for any segment whose articulation involves a complete oral closure. In this sense, the class of stops includes nasals ('nasal stops') as well as plosives and affricates ('oral stops'). Laver (1994) extends the term to include flaps, taps and trills, all of which involve momentary closures, but this wider use is not standard. 3. In the Ladefoged feature system, a distinctive feature invoked to handle distinctions in degree of occlusion, with the three possible values stop, fricative and approximate. 4. In Ladefoged (1971), a quite different binary distinctive feature with the possible values 0 (no complete closure) and 1 (complete closure). 5. In the Williamson feature system, once value of the feature stricture. (Trask 1996: 365)</text:p>
      <text:p text:style-name="P1"/>
      <text:p text:style-name="Standard"/>
      <text:p text:style-name="Standard">Tap</text:p>
      <text:p text:style-name="Standard"/>
      <text:p text:style-name="Standard">tap - n. 1. A segment in whose articulation the moving articulator is moved rapidly from its rest position so as to lightly strike a second, stationary articulartor and is then returned to its starting psotion. The most familiar tap is the alveolar tap [ɾ], as in Spanish pero 'but' and in a typical American pronunciation of Betty. A tap is sometimes regarded as the limiting case of a trill, with only a single vibration, but this is phonetically dubious, since the Bernoulli effect plays no part in producing a tap. See Laver (1994: 224-227) for a survey. Cf. flap. Note: Those who, like Laver (1994), prefer to regard taps as stops, use the term 'tapped stop' for what is more usually just called a 'tap'. 2. In the Ladefoged feature system, a distinctive feature somewhat hesitantly proposed to dstinguish taps (and flaps?) ([+tap]) from all other segments ([-tap]) and partly replacing Ladefoged's earlier feature of rate. In the Williamson feature system, the same work is done by the feature posture. (Trask 1996: 350)</text:p>
      <text:p text:style-name="Standard"/>
      <text:p text:style-name="Standard"/>
      <text:p text:style-name="Standard">Trill</text:p>
      <text:p text:style-name="Standard"/>
      <text:p text:style-name="Standard">trill - n. 1. (also roll) A segment whose articulation involves the repeated rapid striking of one flexible organ against another (flexible or rigid) organ, as a result of the Bernoulli effect. The most familiar trill is the alveolar trill [r], as in Spanish perro 'dog'. See Labov (1994: 218-221). Cf. tap, flap. Adj. trilled. 2. In the Ladefoged feature system, a binary distinctive feature invoked to distinguish trills ([+trill]) from all other segments ([-trill]), and replacing Ladefoged's earlier vibration feature. In the Williamson feature system, the same work is done b the feature posture. (Trask 1996: 362)</text:p>
      <text:p text:style-name="Standard"/>
      <text:p text:style-name="Standard">Unaspirated</text:p>
      <text:p text:style-name="Standard"/>
      <text:p text:style-name="Standard">unaspirated - adj. 1. Lacking aspiration, such as English /p/ in spin or any voiceless plosive in Spanish or Italian. 2. In the Ladefoged feature system, one of the possible values of the feature aspiration. Ant. aspirated. (Trask 1996: 365)</text:p>
      <text:p text:style-name="Standard"/>
      <text:p text:style-name="Standard"/>
      <text:p text:style-name="Standard">Velaric</text:p>
      <text:p text:style-name="Standard"/>
      <text:p text:style-name="Standard">velaric - adj. 1. pertaining to the velum as an articulator. Cf. velic, velaric. 2. adj. (of an articulation) Articulated with the main constriction involving the velum as the upper articulator; in this sense, usually equivalent to the more explicit dorso-velar. 3. n. A segment so articulated, such as [k], [g], [x], or [ŋ]. 4. adj. In the Ladefoged and Williamson feature systems, one of the eleven possible values of the feature articulatory place. (Trask 1996: 372)</text:p>
      <text:p text:style-name="Standard"/>
      <text:p text:style-name="Standard"/>
      <text:p text:style-name="Standard">Voiced</text:p>
      <text:p text:style-name="Standard"/>
      <text:p text:style-name="Standard">voiced - adj. 1. (of a segment, in phonetics) Accompanied by voicing, that is, by vibration of the vocal folds. 2. (of a segment, in phonology) Regarded as being in principle (underlyingly) accompanied by such vibration, whether or not it is phonetically present. For example, English /b d g/ often lack phonetic voicing in final position, but are still regarded as phonologically voiced. 3. In the Jakobson-Halle feature system, a distinctive feature defined as 'exhibiting periodic low-frequency excitation', and associated with vibration of the vocal folds. 4. In the SPE feature system, a distinctive feature defined as 'involving sufficient narrowing of the glottis to make vocal-fold vibration possible', whether or not such vibration actually occurs. 5. (also voice) In the Ladefoged and Williamson feature systems, one of the possible values of the feature voice (Ladefoged) or glottal state (Williamson). 6. In the Ladefoged feature system, one of the possible values of the feature aspiration. Ant. (sense 103 and, informally, sense 4) voiceless. (Trask 1996: 379)</text:p>
      <text:p text:style-name="Standard"/>
      <text:p text:style-name="Standard"/>
      <text:p text:style-name="Standard">Voiceless</text:p>
      <text:p text:style-name="Standard"/>
      <text:p text:style-name="Standard">voiceless - adj. (also unvoiced) 1. (of a segment) Articulated without vibration of the vocal folds. Three types of voiceless speech are distinguished: whisper, breath, and nil phonation. Abstr. n. voicelessness. Ant. voiced. 2. In the Jakonson-Halle feature system, a distinctive feature defined as 'not exhibiting periodic low-frequency excitation' and interpreted as representing an absence of vocal-fold vibration. Ant. voiced. 3. In the Ladefoged and Williamson feature systems, one of the five possible values of the feature voice (Ladefoged) or glottal state (Williamson). (Trask 1996: 380)</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harisSIL" svg:font-family="CharisSI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8-03-21T21:04:25</meta:creation-date>
    <dc:date>2008-03-25T21:08:19</dc:date>
    <dc:language>en-US</dc:language>
    <meta:editing-cycles>110</meta:editing-cycles>
    <meta:editing-duration>P4DT0H4M2S</meta:editing-duration>
    <meta:user-defined meta:name="Info 1"/>
    <meta:user-defined meta:name="Info 2"/>
    <meta:user-defined meta:name="Info 3"/>
    <meta:user-defined meta:name="Info 4"/>
    <meta:document-statistic meta:table-count="0" meta:image-count="0" meta:object-count="0" meta:page-count="8" meta:paragraph-count="74" meta:word-count="3503" meta:character-count="21725"/>
  </office:meta>
</office:document-meta>
</file>